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9915264" calcext:value-type="float">
            <text:p>99915264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915031" calcext:value-type="float">
            <text:p>99915031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1]-[.J1]"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915816" calcext:value-type="float">
            <text:p>1915816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15610" calcext:value-type="float">
            <text:p>1915610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2]-[.J2]"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915790" calcext:value-type="float">
            <text:p>3915790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15599" calcext:value-type="float">
            <text:p>3915599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3]-[.J3]"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915819" calcext:value-type="float">
            <text:p>5915819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15587" calcext:value-type="float">
            <text:p>5915587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4]-[.J4]"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7915802" calcext:value-type="float">
            <text:p>7915802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915577" calcext:value-type="float">
            <text:p>7915577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5]-[.J5]"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915831" calcext:value-type="float">
            <text:p>9915831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15564" calcext:value-type="float">
            <text:p>9915564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6]-[.J6]"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1915756" calcext:value-type="float">
            <text:p>11915756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915554" calcext:value-type="float">
            <text:p>11915554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7]-[.J7]"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3915778" calcext:value-type="float">
            <text:p>13915778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915541" calcext:value-type="float">
            <text:p>13915541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8]-[.J8]"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5915770" calcext:value-type="float">
            <text:p>15915770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915530" calcext:value-type="float">
            <text:p>15915530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9]-[.J9]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7915764" calcext:value-type="float">
            <text:p>17915764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915519" calcext:value-type="float">
            <text:p>17915519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10]-[.J10]"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9915727" calcext:value-type="float">
            <text:p>19915727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915508" calcext:value-type="float">
            <text:p>19915508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11]-[.J11]"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1915710" calcext:value-type="float">
            <text:p>21915710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915497" calcext:value-type="float">
            <text:p>21915497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12]-[.J12]"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3915750" calcext:value-type="float">
            <text:p>23915750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915484" calcext:value-type="float">
            <text:p>23915484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13]-[.J13]"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5915692" calcext:value-type="float">
            <text:p>25915692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915473" calcext:value-type="float">
            <text:p>25915473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14]-[.J14]"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7915675" calcext:value-type="float">
            <text:p>27915675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915462" calcext:value-type="float">
            <text:p>27915462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15]-[.J15]"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9915730" calcext:value-type="float">
            <text:p>29915730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915455" calcext:value-type="float">
            <text:p>29915455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16]-[.J16]"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1915660" calcext:value-type="float">
            <text:p>31915660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915439" calcext:value-type="float">
            <text:p>31915439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17]-[.J17]"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3915646" calcext:value-type="float">
            <text:p>33915646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915424" calcext:value-type="float">
            <text:p>33915424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18]-[.J18]"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5915679" calcext:value-type="float">
            <text:p>35915679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915417" calcext:value-type="float">
            <text:p>35915417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19]-[.J19]"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7915626" calcext:value-type="float">
            <text:p>37915626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915406" calcext:value-type="float">
            <text:p>37915406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20]-[.J20]"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9915635" calcext:value-type="float">
            <text:p>39915635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15394" calcext:value-type="float">
            <text:p>39915394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21]-[.J21]"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1915594" calcext:value-type="float">
            <text:p>41915594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915382" calcext:value-type="float">
            <text:p>41915382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22]-[.J22]"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3915576" calcext:value-type="float">
            <text:p>43915576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915371" calcext:value-type="float">
            <text:p>43915371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23]-[.J23]"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5915599" calcext:value-type="float">
            <text:p>45915599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915359" calcext:value-type="float">
            <text:p>45915359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24]-[.J24]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7915572" calcext:value-type="float">
            <text:p>47915572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7915351" calcext:value-type="float">
            <text:p>47915351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25]-[.J25]"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9915570" calcext:value-type="float">
            <text:p>49915570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915335" calcext:value-type="float">
            <text:p>49915335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26]-[.J26]"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1915567" calcext:value-type="float">
            <text:p>51915567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915325" calcext:value-type="float">
            <text:p>51915325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27]-[.J27]"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3915547" calcext:value-type="float">
            <text:p>53915547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915315" calcext:value-type="float">
            <text:p>53915315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28]-[.J28]"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5915534" calcext:value-type="float">
            <text:p>55915534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915302" calcext:value-type="float">
            <text:p>55915302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29]-[.J29]"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7915537" calcext:value-type="float">
            <text:p>57915537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915292" calcext:value-type="float">
            <text:p>57915292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30]-[.J30]"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9915574" calcext:value-type="float">
            <text:p>59915574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915279" calcext:value-type="float">
            <text:p>59915279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31]-[.J31]"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1915500" calcext:value-type="float">
            <text:p>61915500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915268" calcext:value-type="float">
            <text:p>61915268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32]-[.J32]"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3915473" calcext:value-type="float">
            <text:p>63915473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3915257" calcext:value-type="float">
            <text:p>63915257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33]-[.J33]"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5915454" calcext:value-type="float">
            <text:p>65915454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5915245" calcext:value-type="float">
            <text:p>65915245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34]-[.J34]"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7915470" calcext:value-type="float">
            <text:p>67915470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915234" calcext:value-type="float">
            <text:p>67915234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35]-[.J35]"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9915444" calcext:value-type="float">
            <text:p>69915444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9915222" calcext:value-type="float">
            <text:p>69915222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36]-[.J36]"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71915458" calcext:value-type="float">
            <text:p>71915458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915212" calcext:value-type="float">
            <text:p>71915212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37]-[.J37]"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73915447" calcext:value-type="float">
            <text:p>73915447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915200" calcext:value-type="float">
            <text:p>73915200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38]-[.J38]"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75915443" calcext:value-type="float">
            <text:p>75915443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915188" calcext:value-type="float">
            <text:p>75915188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39]-[.J39]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77915419" calcext:value-type="float">
            <text:p>77915419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7915174" calcext:value-type="float">
            <text:p>77915174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40]-[.J40]"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79915401" calcext:value-type="float">
            <text:p>79915401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9915166" calcext:value-type="float">
            <text:p>79915166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41]-[.J41]"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81915409" calcext:value-type="float">
            <text:p>81915409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1915155" calcext:value-type="float">
            <text:p>81915155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42]-[.J42]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83915389" calcext:value-type="float">
            <text:p>83915389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3915142" calcext:value-type="float">
            <text:p>83915142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43]-[.J43]"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85915369" calcext:value-type="float">
            <text:p>85915369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5915133" calcext:value-type="float">
            <text:p>85915133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44]-[.J44]"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87915385" calcext:value-type="float">
            <text:p>87915385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915120" calcext:value-type="float">
            <text:p>87915120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45]-[.J45]"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89915354" calcext:value-type="float">
            <text:p>89915354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9915110" calcext:value-type="float">
            <text:p>89915110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46]-[.J46]"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1915350" calcext:value-type="float">
            <text:p>91915350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1915096" calcext:value-type="float">
            <text:p>91915096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47]-[.J47]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3915324" calcext:value-type="float">
            <text:p>93915324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3915086" calcext:value-type="float">
            <text:p>93915086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48]-[.J48]"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5915326" calcext:value-type="float">
            <text:p>95915326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5915075" calcext:value-type="float">
            <text:p>95915075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49]-[.J49]"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7915303" calcext:value-type="float">
            <text:p>97915303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915063" calcext:value-type="float">
            <text:p>97915063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50]-[.J50]" office:value-type="float" office:value="240" calcext:value-type="float">
            <text:p>240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9934253" calcext:value-type="float">
            <text:p>99934253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931956" calcext:value-type="float">
            <text:p>99931956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54]-[.J54]" office:value-type="float" office:value="2297" calcext:value-type="float">
            <text:p>22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932725" calcext:value-type="float">
            <text:p>1932725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32534" calcext:value-type="float">
            <text:p>1932534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55]-[.J55]"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932715" calcext:value-type="float">
            <text:p>3932715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32524" calcext:value-type="float">
            <text:p>3932524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56]-[.J56]"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932733" calcext:value-type="float">
            <text:p>5932733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32510" calcext:value-type="float">
            <text:p>5932510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57]-[.J57]"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7932706" calcext:value-type="float">
            <text:p>7932706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932501" calcext:value-type="float">
            <text:p>7932501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58]-[.J58]"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932670" calcext:value-type="float">
            <text:p>9932670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32490" calcext:value-type="float">
            <text:p>9932490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59]-[.J59]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1932671" calcext:value-type="float">
            <text:p>11932671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932477" calcext:value-type="float">
            <text:p>11932477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60]-[.J60]"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3932645" calcext:value-type="float">
            <text:p>13932645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932464" calcext:value-type="float">
            <text:p>13932464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61]-[.J61]"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5932669" calcext:value-type="float">
            <text:p>15932669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932455" calcext:value-type="float">
            <text:p>15932455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62]-[.J62]"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7932676" calcext:value-type="float">
            <text:p>17932676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932443" calcext:value-type="float">
            <text:p>17932443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63]-[.J63]"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9932632" calcext:value-type="float">
            <text:p>19932632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932433" calcext:value-type="float">
            <text:p>19932433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64]-[.J64]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1932621" calcext:value-type="float">
            <text:p>21932621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932422" calcext:value-type="float">
            <text:p>21932422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65]-[.J65]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3932609" calcext:value-type="float">
            <text:p>23932609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932410" calcext:value-type="float">
            <text:p>23932410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66]-[.J66]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5932624" calcext:value-type="float">
            <text:p>25932624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932397" calcext:value-type="float">
            <text:p>25932397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67]-[.J67]"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7932601" calcext:value-type="float">
            <text:p>27932601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932387" calcext:value-type="float">
            <text:p>27932387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68]-[.J68]"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9932565" calcext:value-type="float">
            <text:p>29932565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932376" calcext:value-type="float">
            <text:p>29932376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69]-[.J69]"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1932602" calcext:value-type="float">
            <text:p>31932602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932365" calcext:value-type="float">
            <text:p>31932365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70]-[.J70]"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3932580" calcext:value-type="float">
            <text:p>33932580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932353" calcext:value-type="float">
            <text:p>33932353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71]-[.J71]"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5932528" calcext:value-type="float">
            <text:p>35932528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932344" calcext:value-type="float">
            <text:p>35932344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72]-[.J72]"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7932539" calcext:value-type="float">
            <text:p>37932539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932331" calcext:value-type="float">
            <text:p>37932331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73]-[.J73]"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9932546" calcext:value-type="float">
            <text:p>39932546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32320" calcext:value-type="float">
            <text:p>39932320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74]-[.J74]"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1932513" calcext:value-type="float">
            <text:p>41932513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932312" calcext:value-type="float">
            <text:p>41932312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75]-[.J75]"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3932491" calcext:value-type="float">
            <text:p>43932491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932298" calcext:value-type="float">
            <text:p>43932298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76]-[.J76]"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5932499" calcext:value-type="float">
            <text:p>45932499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932286" calcext:value-type="float">
            <text:p>45932286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77]-[.J77]"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7932496" calcext:value-type="float">
            <text:p>47932496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7932274" calcext:value-type="float">
            <text:p>47932274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78]-[.J78]"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9932503" calcext:value-type="float">
            <text:p>49932503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932262" calcext:value-type="float">
            <text:p>49932262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79]-[.J79]"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1932480" calcext:value-type="float">
            <text:p>51932480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932253" calcext:value-type="float">
            <text:p>51932253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80]-[.J80]"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3932436" calcext:value-type="float">
            <text:p>53932436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932242" calcext:value-type="float">
            <text:p>53932242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81]-[.J81]"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5932545" calcext:value-type="float">
            <text:p>55932545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932229" calcext:value-type="float">
            <text:p>55932229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82]-[.J82]"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7932459" calcext:value-type="float">
            <text:p>57932459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932219" calcext:value-type="float">
            <text:p>57932219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83]-[.J83]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9932432" calcext:value-type="float">
            <text:p>59932432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932206" calcext:value-type="float">
            <text:p>59932206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84]-[.J84]"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1932491" calcext:value-type="float">
            <text:p>61932491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932196" calcext:value-type="float">
            <text:p>61932196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85]-[.J85]"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3932457" calcext:value-type="float">
            <text:p>63932457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3932181" calcext:value-type="float">
            <text:p>63932181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86]-[.J86]"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5932402" calcext:value-type="float">
            <text:p>65932402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5932191" calcext:value-type="float">
            <text:p>65932191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87]-[.J87]"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7932397" calcext:value-type="float">
            <text:p>67932397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932162" calcext:value-type="float">
            <text:p>67932162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88]-[.J88]"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9932375" calcext:value-type="float">
            <text:p>69932375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9932149" calcext:value-type="float">
            <text:p>69932149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89]-[.J89]"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71932354" calcext:value-type="float">
            <text:p>71932354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932136" calcext:value-type="float">
            <text:p>71932136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90]-[.J90]"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73932365" calcext:value-type="float">
            <text:p>73932365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932127" calcext:value-type="float">
            <text:p>73932127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91]-[.J91]"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75932345" calcext:value-type="float">
            <text:p>75932345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932122" calcext:value-type="float">
            <text:p>75932122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92]-[.J92]"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77932369" calcext:value-type="float">
            <text:p>77932369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7932105" calcext:value-type="float">
            <text:p>77932105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93]-[.J93]"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79932312" calcext:value-type="float">
            <text:p>79932312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9932094" calcext:value-type="float">
            <text:p>79932094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94]-[.J94]"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81932327" calcext:value-type="float">
            <text:p>81932327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1932081" calcext:value-type="float">
            <text:p>81932081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95]-[.J95]"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83932308" calcext:value-type="float">
            <text:p>83932308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3932071" calcext:value-type="float">
            <text:p>83932071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96]-[.J96]"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85932281" calcext:value-type="float">
            <text:p>85932281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5932075" calcext:value-type="float">
            <text:p>85932075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97]-[.J97]"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87932271" calcext:value-type="float">
            <text:p>87932271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932047" calcext:value-type="float">
            <text:p>87932047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98]-[.J98]"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89932268" calcext:value-type="float">
            <text:p>89932268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9932035" calcext:value-type="float">
            <text:p>89932035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99]-[.J99]"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1932269" calcext:value-type="float">
            <text:p>91932269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1932025" calcext:value-type="float">
            <text:p>91932025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100]-[.J100]"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3932253" calcext:value-type="float">
            <text:p>93932253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3932015" calcext:value-type="float">
            <text:p>93932015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101]-[.J101]"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5932237" calcext:value-type="float">
            <text:p>95932237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5932003" calcext:value-type="float">
            <text:p>95932003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102]-[.J102]"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7932238" calcext:value-type="float">
            <text:p>97932238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931992" calcext:value-type="float">
            <text:p>97931992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103]-[.J103]" office:value-type="float" office:value="246" calcext:value-type="float">
            <text:p>246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99949311" calcext:value-type="float">
            <text:p>99949311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955203" calcext:value-type="float">
            <text:p>99955203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107]-[.J107]" office:value-type="float" office:value="-5892" calcext:value-type="float">
            <text:p>-58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1949898" calcext:value-type="float">
            <text:p>1949898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49603" calcext:value-type="float">
            <text:p>1949603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108]-[.J108]"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3949787" calcext:value-type="float">
            <text:p>3949787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49590" calcext:value-type="float">
            <text:p>3949590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109]-[.J109]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949790" calcext:value-type="float">
            <text:p>5949790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49581" calcext:value-type="float">
            <text:p>5949581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110]-[.J110]"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7949806" calcext:value-type="float">
            <text:p>7949806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949570" calcext:value-type="float">
            <text:p>7949570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111]-[.J111]"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949780" calcext:value-type="float">
            <text:p>9949780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49556" calcext:value-type="float">
            <text:p>9949556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112]-[.J112]"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1949759" calcext:value-type="float">
            <text:p>11949759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949548" calcext:value-type="float">
            <text:p>11949548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113]-[.J113]"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13949749" calcext:value-type="float">
            <text:p>13949749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949536" calcext:value-type="float">
            <text:p>13949536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114]-[.J114]"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15949766" calcext:value-type="float">
            <text:p>15949766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949525" calcext:value-type="float">
            <text:p>15949525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115]-[.J115]"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7949757" calcext:value-type="float">
            <text:p>17949757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949515" calcext:value-type="float">
            <text:p>17949515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116]-[.J116]"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9949731" calcext:value-type="float">
            <text:p>19949731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949503" calcext:value-type="float">
            <text:p>19949503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117]-[.J117]"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21949706" calcext:value-type="float">
            <text:p>21949706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949493" calcext:value-type="float">
            <text:p>21949493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118]-[.J118]"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23949678" calcext:value-type="float">
            <text:p>23949678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949480" calcext:value-type="float">
            <text:p>23949480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119]-[.J119]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25949666" calcext:value-type="float">
            <text:p>25949666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949471" calcext:value-type="float">
            <text:p>25949471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120]-[.J120]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27949688" calcext:value-type="float">
            <text:p>27949688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949457" calcext:value-type="float">
            <text:p>27949457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121]-[.J121]"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29949684" calcext:value-type="float">
            <text:p>29949684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949447" calcext:value-type="float">
            <text:p>29949447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122]-[.J122]"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31949643" calcext:value-type="float">
            <text:p>31949643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949436" calcext:value-type="float">
            <text:p>31949436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123]-[.J123]"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33949629" calcext:value-type="float">
            <text:p>33949629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949424" calcext:value-type="float">
            <text:p>33949424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124]-[.J124]"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5949608" calcext:value-type="float">
            <text:p>35949608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949413" calcext:value-type="float">
            <text:p>35949413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125]-[.J125]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37949652" calcext:value-type="float">
            <text:p>37949652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949402" calcext:value-type="float">
            <text:p>37949402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126]-[.J126]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9949615" calcext:value-type="float">
            <text:p>39949615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49391" calcext:value-type="float">
            <text:p>39949391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127]-[.J127]"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1949619" calcext:value-type="float">
            <text:p>41949619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949380" calcext:value-type="float">
            <text:p>41949380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128]-[.J128]"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43949579" calcext:value-type="float">
            <text:p>43949579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949369" calcext:value-type="float">
            <text:p>43949369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129]-[.J129]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5949577" calcext:value-type="float">
            <text:p>45949577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949357" calcext:value-type="float">
            <text:p>45949357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130]-[.J130]"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7949563" calcext:value-type="float">
            <text:p>47949563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7949344" calcext:value-type="float">
            <text:p>47949344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131]-[.J131]"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49949542" calcext:value-type="float">
            <text:p>49949542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949335" calcext:value-type="float">
            <text:p>49949335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132]-[.J132]"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51949565" calcext:value-type="float">
            <text:p>51949565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949324" calcext:value-type="float">
            <text:p>51949324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133]-[.J133]"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53949541" calcext:value-type="float">
            <text:p>53949541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949310" calcext:value-type="float">
            <text:p>53949310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134]-[.J134]"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5949548" calcext:value-type="float">
            <text:p>55949548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949301" calcext:value-type="float">
            <text:p>55949301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135]-[.J135]"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57949517" calcext:value-type="float">
            <text:p>57949517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949291" calcext:value-type="float">
            <text:p>57949291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136]-[.J136]"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59949513" calcext:value-type="float">
            <text:p>59949513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949279" calcext:value-type="float">
            <text:p>59949279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137]-[.J137]"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61949468" calcext:value-type="float">
            <text:p>61949468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949278" calcext:value-type="float">
            <text:p>61949278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138]-[.J138]"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3949499" calcext:value-type="float">
            <text:p>63949499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3949257" calcext:value-type="float">
            <text:p>63949257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139]-[.J139]"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65949495" calcext:value-type="float">
            <text:p>65949495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5949245" calcext:value-type="float">
            <text:p>65949245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140]-[.J140]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7949484" calcext:value-type="float">
            <text:p>67949484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949234" calcext:value-type="float">
            <text:p>67949234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141]-[.J141]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69949431" calcext:value-type="float">
            <text:p>69949431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9949222" calcext:value-type="float">
            <text:p>69949222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142]-[.J142]"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71949447" calcext:value-type="float">
            <text:p>71949447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949211" calcext:value-type="float">
            <text:p>71949211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143]-[.J143]"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73949459" calcext:value-type="float">
            <text:p>73949459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949201" calcext:value-type="float">
            <text:p>73949201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144]-[.J144]"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75949400" calcext:value-type="float">
            <text:p>75949400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949186" calcext:value-type="float">
            <text:p>75949186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145]-[.J145]"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77949398" calcext:value-type="float">
            <text:p>77949398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7949178" calcext:value-type="float">
            <text:p>77949178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146]-[.J146]"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79949384" calcext:value-type="float">
            <text:p>79949384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9949168" calcext:value-type="float">
            <text:p>79949168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147]-[.J147]"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81949375" calcext:value-type="float">
            <text:p>81949375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1949155" calcext:value-type="float">
            <text:p>81949155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148]-[.J148]"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83949400" calcext:value-type="float">
            <text:p>83949400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3949145" calcext:value-type="float">
            <text:p>83949145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149]-[.J149]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85949359" calcext:value-type="float">
            <text:p>85949359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5949130" calcext:value-type="float">
            <text:p>85949130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150]-[.J150]"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87949339" calcext:value-type="float">
            <text:p>87949339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949122" calcext:value-type="float">
            <text:p>87949122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151]-[.J151]"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89949347" calcext:value-type="float">
            <text:p>89949347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9949111" calcext:value-type="float">
            <text:p>89949111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152]-[.J152]"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1949343" calcext:value-type="float">
            <text:p>91949343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1949099" calcext:value-type="float">
            <text:p>91949099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153]-[.J153]"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93949309" calcext:value-type="float">
            <text:p>93949309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3949089" calcext:value-type="float">
            <text:p>93949089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154]-[.J154]"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95949288" calcext:value-type="float">
            <text:p>95949288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5949077" calcext:value-type="float">
            <text:p>95949077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155]-[.J155]"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97949314" calcext:value-type="float">
            <text:p>97949314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949066" calcext:value-type="float">
            <text:p>97949066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156]-[.J156]" office:value-type="float" office:value="248" calcext:value-type="float">
            <text:p>2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6T16:29:57.598112313</meta:creation-date>
    <dc:date>2019-01-16T17:03:39.934230163</dc:date>
    <meta:editing-duration>PT18M31S</meta:editing-duration>
    <meta:editing-cycles>2</meta:editing-cycles>
    <meta:generator>LibreOffice/4.2.8.2$Linux_X86_64 LibreOffice_project/420m0$Build-2</meta:generator>
    <meta:document-statistic meta:table-count="1" meta:cell-count="1650" meta:object-count="0"/>
  </office:meta>
</office:document-meta>
</file>